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5]*[.D5]*(100%-[.E5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6]*[.D6]*(100%-[.E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7]*[.D7]*(100%-[.E7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dhésif de construction 1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7.98" calcext:value-type="currency">
            <text:p>7,98 $</text:p>
          </table:table-cell>
          <table:table-cell table:style-name="ce66"/>
          <table:table-cell table:style-name="ce71" table:formula="of:=[.B8]*[.D8]*(100%-[.E8])" office:value-type="currency" office:currency="CAD" office:value="7.98" calcext:value-type="currency">
            <text:p>7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9]*[.D9]*(100%-[.E9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Colle à bois 5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7.99" calcext:value-type="currency">
            <text:p>7,99 $</text:p>
          </table:table-cell>
          <table:table-cell table:style-name="ce66"/>
          <table:table-cell table:style-name="ce71" table:formula="of:=[.B10]*[.D10]*(100%-[.E10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1]*[.D11]*(100%-[.E11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2]*[.D12]*(100%-[.E12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3]*[.D13]*(100%-[.E1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4]*[.D14]*(100%-[.E14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5]*[.D15]*(100%-[.E1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16]*[.D16]*(100%-[.E1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7]*[.D17]*(100%-[.E1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63" office:value-type="currency" office:currency="CAD" office:value="7.74" calcext:value-type="currency">
            <text:p>7,74 $</text:p>
          </table:table-cell>
          <table:table-cell table:style-name="ce67"/>
          <table:table-cell table:style-name="ce71" table:formula="of:=[.B18]*[.D18]*(100%-[.E18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Étau de menuisier 7" à dégagement rapid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Kijiji</text:p>
          </table:table-cell>
          <table:table-cell table:style-name="ce63" office:value-type="currency" office:currency="CAD" office:value="78.28" calcext:value-type="currency">
            <text:p>78,28 $</text:p>
          </table:table-cell>
          <table:table-cell table:style-name="ce67"/>
          <table:table-cell table:style-name="ce71" table:formula="of:=[.B19]*[.D19]*(100%-[.E19])" office:value-type="currency" office:currency="CAD" office:value="78.28" calcext:value-type="currency">
            <text:p>78,28 $</text:p>
          </table:table-cell>
          <table:table-cell table:style-name="ce75" office:value-type="string" calcext:value-type="string">
            <text:p>Étau de fac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<text:span text:style-name="T1">Boulon hexagonal 3/8"</text:span>x3 1/2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89" calcext:value-type="currency">
            <text:p>0,89 $</text:p>
          </table:table-cell>
          <table:table-cell table:style-name="ce67"/>
          <table:table-cell table:style-name="ce71" table:formula="of:=[.B20]*[.D20]*(100%-[.E20])" office:value-type="currency" office:currency="CAD" office:value="3.56" calcext:value-type="currency">
            <text:p>3,5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15" calcext:value-type="currency">
            <text:p>0,15 $</text:p>
          </table:table-cell>
          <table:table-cell table:style-name="ce67"/>
          <table:table-cell table:style-name="ce71" table:formula="of:=[.B21]*[.D21]*(100%-[.E21])" office:value-type="currency" office:currency="CAD" office:value="0.6" calcext:value-type="currency">
            <text:p>0,60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de blocag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9" calcext:value-type="currency">
            <text:p>0,09 $</text:p>
          </table:table-cell>
          <table:table-cell table:style-name="ce67"/>
          <table:table-cell table:style-name="ce71" table:formula="of:=[.B22]*[.D22]*(100%-[.E22])" office:value-type="currency" office:currency="CAD" office:value="0.36" calcext:value-type="currency">
            <text:p>0,3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crou hexagonal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14" calcext:value-type="currency">
            <text:p>0,14 $</text:p>
          </table:table-cell>
          <table:table-cell table:style-name="ce67"/>
          <table:table-cell table:style-name="ce71" table:formula="of:=[.B23]*[.D23]*(100%-[.E23])" office:value-type="currency" office:currency="CAD" office:value="0.56" calcext:value-type="currency">
            <text:p>0,5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métal #10 1 BT1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4]*[.D24]*(100%-[.E24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16 BT25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5]*[.D25]*(100%-[.E25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tau de menuisier 6 1/2"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7.29" calcext:value-type="currency">
            <text:p>27,29 $</text:p>
          </table:table-cell>
          <table:table-cell table:style-name="ce67"/>
          <table:table-cell table:style-name="ce71" table:formula="of:=[.B26]*[.D26]*(100%-[.E26])" office:value-type="currency" office:currency="CAD" office:value="27.29" calcext:value-type="currency">
            <text:p>27,29 $</text:p>
          </table:table-cell>
          <table:table-cell table:style-name="ce75" office:value-type="string" calcext:value-type="string">
            <text:p>Étau de bout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36" calcext:value-type="currency">
            <text:p>0,36 $</text:p>
          </table:table-cell>
          <table:table-cell table:style-name="ce67"/>
          <table:table-cell table:style-name="ce71" table:formula="of:=[.B27]*[.D27]*(100%-[.E27])" office:value-type="currency" office:currency="CAD" office:value="0.72" calcext:value-type="currency">
            <text:p>0,72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1 1/2 BT8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28]*[.D28]*(100%-[.E28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2 1/2 BT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29]*[.D29]*(100%-[.E29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30]*[.D30]*(100%-[.E30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31]*[.D31]*(100%-[.E31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31])" office:value-type="currency" office:currency="CAD" office:value="213.62" calcext:value-type="currency">
            <text:p>213,6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2]*5%" office:value-type="currency" office:currency="CAD" office:value="10.681" calcext:value-type="currency">
            <text:p>10,68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2]*9.975%" office:value-type="currency" office:currency="CAD" office:value="21.308595" calcext:value-type="currency">
            <text:p>21,31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32:.F34])" office:value-type="currency" office:currency="CAD" office:value="245.609595" calcext:value-type="currency">
            <text:p>245,61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-00-00</text:date>, <text:time style:data-style-name="N2" text:time-value="22:00:57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4H51M19S</meta:editing-duration>
    <meta:editing-cycles>138</meta:editing-cycles>
    <dc:title>WB1-MFG-001 MOD 1. Coût des produits vendus</dc:title>
    <meta:initial-creator>Clément Hamel</meta:initial-creator>
    <meta:creation-date>2020-08-18T19:39:57.451000000</meta:creation-date>
    <dc:date>2020-10-31T22:11:23.688000000</dc:date>
    <dc:creator>Clément Hamel</dc:creator>
    <meta:document-statistic meta:table-count="1" meta:cell-count="160" meta:object-count="0"/>
  </office:meta>
</office:document-meta>
</file>